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fo:font-size="12pt" officeooo:rsid="00146397" officeooo:paragraph-rsid="00146397" style:font-size-asian="12pt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a"/>
      <style:text-properties fo:font-size="12pt" style:font-size-asian="12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2pt" officeooo:paragraph-rsid="00146397" style:font-size-asian="12pt"/>
    </style:style>
    <style:style style:name="T1" style:family="text">
      <style:text-properties officeooo:rsid="0014d0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WTPra Protokoll – Montagsmeeting 21.01.2019</text:p>
      <text:p text:style-name="P3">Protokoll vertreten<text:span text:style-name="T1">d geschrieben von</text:span> Jan </text:p>
      <text:p text:style-name="P1">Beginn: 14:04 Uhr</text:p>
      <text:p text:style-name="P1">Ende: 15:55 Uhr ca<text:bookmark text:name="_GoBack"/></text:p>
      <text:p text:style-name="P4">Fehlend: Maximilian</text:p>
      <text:p text:style-name="P1">Android:</text:p>
      <text:p text:style-name="P1">-Vorhanden: Einzelansicht, Chat funktioniert (noch nicht getrennt)</text:p>
      <text:p text:style-name="P1">-Probleme: Gamecrash/Probleme bei Winner bzw Spielende, Tile legen noch nicht implementiert (hohe Priorität!), Spielerscores/Active-Player noch nicht getrennt, genaues Messagehandling, Timerbug (negative Werte als Zeit)</text:p>
      <text:p text:style-name="P1">-Priorität: Tile anwählen, Gamecrash fixen, Messagehandling erweitern/fixen</text:p>
      <text:p text:style-name="P1"/>
      <text:p text:style-name="P1">KI:</text:p>
      <text:p text:style-name="P1">-Vorhanden: Algorithmus, Messagehandling, Serverkonnektivität, interne JUnit-Tests</text:p>
      <text:p text:style-name="P1">-Probleme: StartGame Message funktioniert noch nicht, kleines Serverproblem (zeigt KI’s noch nicht als aktive Clients an)</text:p>
      <text:p text:style-name="P1">-Priorität: StartGame Message fixen, Testspiel von 2 KI’s initiieren für weiteres Testen</text:p>
      <text:p text:style-name="P1"/>
      <text:p text:style-name="P1">PC:</text:p>
      <text:p text:style-name="P1">-Vorhanden: Soweit alles außer die Probleme</text:p>
      <text:p text:style-name="P1">-Probleme: Timer funktioniert nicht bei laufendem Spiel (negative Werte als Zeit), einige Elemente werden nicht richtig geupdatet (Timer, Tile), Tiles welche im letzen Zug gesetzt wurden müssen geupdatet werden (Highlighting)</text:p>
      <text:p text:style-name="P1">-Priorität: Updates der Elemente fix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Sadowski</meta:initial-creator>
    <meta:editing-cycles>10</meta:editing-cycles>
    <meta:creation-date>2019-01-21T11:51:00</meta:creation-date>
    <dc:date>2019-01-22T20:41:26.403000000</dc:date>
    <meta:editing-duration>PT43S</meta:editing-duration>
    <meta:generator>LibreOffice/5.4.6.2$Windows_X86_64 LibreOffice_project/4014ce260a04f1026ba855d3b8d91541c224eab8</meta:generator>
    <meta:document-statistic meta:table-count="0" meta:image-count="0" meta:object-count="0" meta:page-count="1" meta:paragraph-count="17" meta:word-count="134" meta:character-count="1110" meta:non-whitespace-character-count="9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